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Andika Basic" svg:font-family="'Andika Basic'" style:font-pitch="variable"/>
    <style:font-face style:name="Arial Black" svg:font-family="'Arial Black'" style:font-pitch="variable"/>
    <style:font-face style:name="TSCu_Comic" svg:font-family="TSCu_Comic"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style:text-underline-style="solid" style:text-underline-width="auto" style:text-underline-color="font-color"/>
    </style:style>
    <style:style style:name="P3" style:family="paragraph" style:parent-style-name="Standard" style:list-style-name="L1">
      <style:text-properties style:text-underline-style="none"/>
    </style:style>
    <style:style style:name="P4" style:family="paragraph" style:parent-style-name="Standard" style:list-style-name="L1">
      <style:text-properties fo:color="#0099ff"/>
    </style:style>
    <style:style style:name="P5" style:family="paragraph" style:parent-style-name="Standard">
      <style:paragraph-properties fo:text-align="center" style:justify-single-word="false"/>
      <style:text-properties fo:color="#6b2394" style:font-name="Andika Basic" fo:font-size="22pt" fo:text-shadow="1pt 1pt" style:text-underline-style="solid" style:text-underline-type="double" style:text-underline-width="auto" style:text-underline-color="font-color" fo:font-weight="bold" style:font-size-asian="22pt" style:font-weight-asian="bold" style:font-size-complex="2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style:font-name="TSCu_Comic" style:text-underline-style="solid" style:text-underline-width="auto" style:text-underline-color="font-color" fo:font-weight="bold" style:font-weight-asian="bold" style:font-weight-complex="bold"/>
    </style:style>
    <style:style style:name="T6" style:family="text">
      <style:text-properties style:font-name="TSCu_Comic" fo:font-weight="bold" style:font-weight-asian="bold" style:font-weight-complex="bold"/>
    </style:style>
    <style:style style:name="T7" style:family="text">
      <style:text-properties fo:color="#660066" style:font-name="TSCu_Comic" style:text-underline-style="solid" style:text-underline-width="auto" style:text-underline-color="font-color" fo:font-weight="bold" style:font-weight-asian="bold" style:font-weight-complex="bold"/>
    </style:style>
    <style:style style:name="T8" style:family="text">
      <style:text-properties fo:color="#94006b" style:font-name="TSCu_Comic" style:text-underline-style="solid" style:text-underline-width="auto" style:text-underline-color="font-color" fo:font-weight="bold" style:font-weight-asian="bold" style:font-weight-complex="bold"/>
    </style:style>
    <style:style style:name="T9" style:family="text">
      <style:text-properties fo:color="#0047ff" style:font-name="TSCu_Comic" style:text-underline-style="solid" style:text-underline-width="auto" style:text-underline-color="font-color" fo:font-weight="bold" style:font-weight-asian="bold" style:font-weight-complex="bold"/>
    </style:style>
    <style:style style:name="T10" style:family="text">
      <style:text-properties fo:color="#0047ff" style:font-name="TSCu_Comic"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s d'Utilisations ELEVES</text:p>
      <text:p text:style-name="Standard"/>
      <text:p text:style-name="Standard"/>
      <text:p text:style-name="Standard"/>
      <text:list xml:id="list2136779749" text:style-name="L1">
        <text:list-item>
          <text:p text:style-name="P1"><text:span text:style-name="T9">Se connecter :</text:span><text:span text:style-name="T10"> </text:span></text:p>
          <text:p text:style-name="P1">L'élève donne son login et son mot de passe. Le site le dirige vers la page d'accueil. Si le mot de passe est erroné ou si le login n'existe pas, un message d'erreur s'affiche.</text:p>
          <text:p text:style-name="P4"/>
        </text:list-item>
        <text:list-item>
          <text:p text:style-name="P1"><text:span text:style-name="T9">Consulter l'emploi du temps :</text:span> </text:p>
          <text:p text:style-name="P1">L'élève clique sur " emploi du temps " et l'emploi du temps pour son groupe s'affiche par défaut. Il peut aussi choisir l'emploi du temps d'autres groupes.</text:p>
          <text:p text:style-name="P1"/>
        </text:list-item>
        <text:list-item>
          <text:p text:style-name="P1"><text:span text:style-name="T9">Consulter l'emploi du temps d'une salle informatique :</text:span> </text:p>
          <text:p text:style-name="P1">L'élève clique sur " emploi du temps d'une salle info", indique une salle et l'emploi du temps de celle-ci s'affiche.</text:p>
          <text:p text:style-name="P1"/>
        </text:list-item>
        <text:list-item>
          <text:p text:style-name="P2"><text:span text:style-name="T10">Consulter un document :</text:span><text:span text:style-name="T3"> </text:span></text:p>
          <text:p text:style-name="P2"><text:span text:style-name="T3">L'élève clique sur une rubrique d'enseignement, d'information (stage, ppp, semaine anglaise, infos sur le système informatique de l'iut, poursuites d'études, études à l'étanger... bref, s'inspirer du menu déjà existant dans l'intratek) puis sur le document qu'il souhaite consulter, une fenêtre lui propose de télécharger le document.</text:span></text:p>
          <text:p text:style-name="P3">(Les documents pourraient aussi s'afficher directement dans le site???)</text:p>
          <text:p text:style-name="P3"/>
        </text:list-item>
        <text:list-item>
          <text:p text:style-name="P1"><text:span text:style-name="T9">COMP Consulter les notes :</text:span><text:span text:style-name="T3"> </text:span></text:p>
          <text:p text:style-name="P1"><text:span text:style-name="T3">L'élève clique sur la rubrique " Mes notes ". Ses notes, ses moyennes des différents UE et sa moyenne générale du semestre en cours ainsi que leurs coefficients s'affichent. Son classement s'affiche.</text:span></text:p>
          <text:p text:style-name="P2"><text:span text:style-name="T3"/></text:p>
        </text:list-item>
        <text:list-item>
          <text:p text:style-name="P1"><text:span text:style-name="T9">Consulter ses mails :</text:span><text:span text:style-name="T3"> </text:span></text:p>
          <text:p text:style-name="P1"><text:span text:style-name="T3">L'élève clique sur la rubrique " mes mails ", ses mails s'affichent, les non-consultés sont en gras.</text:span></text:p>
          <text:p text:style-name="P2"><text:span text:style-name="T3"/></text:p>
        </text:list-item>
        <text:list-item>
          <text:p text:style-name="P1"><text:span text:style-name="T9">Repondre a un mail :</text:span><text:span text:style-name="T3"> </text:span></text:p>
          <text:p text:style-name="P1"><text:span text:style-name="T3">L'élève clique sur la rubrique " mes mails ", puis sur " nouveau mail " puis choisis son ou ses destinataires. Le système lui propose les adresses mails des personnes de l'iut. Puis il clique sur " envoyer ".</text:span></text:p>
          <text:p text:style-name="P2"><text:span text:style-name="T3"/></text:p>
        </text:list-item>
        <text:list-item>
          <text:p text:style-name="P1"><text:span text:style-name="T9">Consulter ses absences :</text:span><text:span text:style-name="T3"> </text:span></text:p>
          <text:p text:style-name="P1"><text:span text:style-name="T3">L'élève clique sur la rubrique " mes absences ". Le site affiche ses absences du semestre et si elles ont été justifié.</text:span></text:p>
          <text:p text:style-name="P2"><text:span text:style-name="T3"/></text:p>
        </text:list-item>
        <text:list-item>
          <text:p text:style-name="P1"><text:span text:style-name="T9">Consulter ses notifications :</text:span><text:span text:style-name="T3"> </text:span></text:p>
          <text:p text:style-name="P1"><text:span text:style-name="T3">L'élève clique sur " Notification ". Le site affiche tout ce qui a été mis à jour depuis sa dernière connexion (fiche de cours mise en ligne, réunion organisée par l'iut, message privé reçu, convocations...). Lorsqu'il clique sur la notification, le site le redirige vers la page concernée.</text:span></text:p>
          <text:p text:style-name="P2"><text:span text:style-name="T3"/></text:p>
        </text:list-item>
        <text:list-item>
          <text:p text:style-name="P1"><text:span text:style-name="T9">Mettre en ligne des documents :</text:span><text:span text:style-name="T3"> </text:span></text:p>
          <text:p text:style-name="P1"><text:span text:style-name="T3">Dans le menu " partage de documents ", l'élève clique sur " Poster un document ". Le site lui demande dans quel groupe (Département info, groupe A, groupe A1...) et dans quelle section </text:span><text:soft-page-break/><text:span text:style-name="T3">(fiches de révisions, devoir corrigé... et matière concernée...) puis il donne le chemin de son fichier, le titre du document.</text:span></text:p>
          <text:p text:style-name="P3">(OUI, mais le forum alors ? )</text:p>
          <text:p text:style-name="P3"/>
        </text:list-item>
        <text:list-item>
          <text:p text:style-name="P1"><text:span text:style-name="T9">Modifier un document :</text:span> </text:p>
          <text:p text:style-name="P1">Dans le menu " partage de documents ", l 'élève clique sur l'option " modifier ce document " d'un document dont il est l'auteur et peut le modifier.</text:p>
          <text:p text:style-name="P3"/>
        </text:list-item>
        <text:list-item>
          <text:p text:style-name="P1"><text:span text:style-name="T9">Suppression d'un document :</text:span><text:span text:style-name="T3"> <text:s/></text:span></text:p>
          <text:p text:style-name="P1"><text:span text:style-name="T3">Dans le menu " partage de documents ", l 'élève clique sur l'option " supprimer ce document " d'un document dont il est l'auteur et peut le supprimer.</text:span></text:p>
          <text:p text:style-name="P1"><text:span text:style-name="T3"/></text:p>
        </text:list-item>
        <text:list-item>
          <text:p text:style-name="P1"><text:span text:style-name="T9">Se deconnecter </text:span><text:span text:style-name="T3">: </text:span></text:p>
          <text:p text:style-name="P1"><text:span text:style-name="T3">L'élève clique sur " Se déconnecter ". Le site le déconnecte et le redirige vers la page d'identification.</text:span></text:p>
          <text:p text:style-name="P2"><text:span text:style-name="T3"/></text:p>
        </text:list-item>
        <text:list-item>
          <text:p text:style-name="P1"><text:span text:style-name="T9">Consulter l'annuaire des profs </text:span>: </text:p>
          <text:p text:style-name="P1">L'élève clique sur " Annuaire des profs ". Le site lui donne une liste de professeurs classé pas ordre alphabetique avec leur e-mail et leur bureau.</text:p>
          <text:p text:style-name="P3"/>
        </text:list-item>
        <text:list-item>
          <text:p text:style-name="P1"><text:span text:style-name="T9">Consulter/Modifier ses informations :</text:span> </text:p>
          <text:p text:style-name="P1">L'élève clique sur "  mes informations ", le système affiche ses informations (nom, prénom, adresse, téléphone...) puis sur " modifier ". Il peut alors le modifier.</text:p>
          <text:p text:style-name="P3"/>
        </text:list-item>
        <text:list-item>
          <text:p text:style-name="P1"><text:span text:style-name="T9">Consulter le trombinoscope : </text:span><text:span text:style-name="T3"><text:s/></text:span></text:p>
          <text:p text:style-name="P1"><text:span text:style-name="T3">L'élève clique sur " Trombinoscope " . Le site affiche une liste de tous les étudiants de son année, par défaut classés par groupe. L'élève peut aussi choisir de les afficher par ordre alphabetique. Lorsqu'il clique sur un élève, sa photo, son nom, son prénom, son groupe s'affich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Andika Basic" svg:font-family="'Andika Basic'" style:font-pitch="variable"/>
    <style:font-face style:name="Arial Black" svg:font-family="'Arial Black'" style:font-pitch="variable"/>
    <style:font-face style:name="TSCu_Comic" svg:font-family="TSCu_Comic"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text-properties fo:color="#0047ff" fo:font-weight="bold" style:font-size-asian="10.5pt" style:font-weight-asian="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urelie </meta:initial-creator>
    <meta:creation-date>2011-10-20T13:30:35</meta:creation-date>
    <dc:date>2011-10-20T15:49:50</dc:date>
    <dc:creator>aurelie </dc:creator>
    <meta:editing-duration>PT1H56M59S</meta:editing-duration>
    <meta:editing-cycles>15</meta:editing-cycles>
    <meta:generator>LibreOffice/3.3$Linux LibreOffice_project/330m19$Build-401</meta:generator>
    <meta:document-statistic meta:table-count="0" meta:image-count="0" meta:object-count="0" meta:page-count="2" meta:paragraph-count="35" meta:word-count="629" meta:character-count="3650"/>
  </office:meta>
</office:document-meta>
</file>